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6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6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6%" fo:text-align="start" style:justify-single-word="false" fo:keep-together="auto" fo:orphans="2" fo:widows="2" fo:text-indent="0in" style:auto-text-indent="false" style:page-number="1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602in" loext:contextual-spacing="false" fo:line-height="106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5" style:family="paragraph" style:parent-style-name="Standard">
      <style:paragraph-properties fo:margin-left="0in" fo:margin-right="0in" fo:margin-top="0in" fo:margin-bottom="0.0602in" loext:contextual-spacing="false" fo:line-height="106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0618in" loext:contextual-spacing="false" fo:line-height="106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7" style:family="paragraph" style:parent-style-name="Standard">
      <style:paragraph-properties fo:margin-left="0.0173in" fo:margin-right="0in" fo:margin-top="0in" fo:margin-bottom="0in" loext:contextual-spacing="false" fo:line-height="106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-0.0035in" fo:margin-right="0in" fo:margin-top="0in" fo:margin-bottom="0in" loext:contextual-spacing="false" fo:line-height="136%" fo:text-align="start" style:justify-single-word="false" fo:keep-together="auto" fo:orphans="2" fo:widows="2" fo:text-indent="0.5035in" style:auto-text-indent="false" fo:padding="0in" fo:border="none" fo:keep-with-next="auto"/>
    </style:style>
    <style:style style:name="P9" style:family="paragraph" style:parent-style-name="Standard">
      <style:paragraph-properties fo:margin-left="0.2953in" fo:margin-right="0in" fo:margin-top="0in" fo:margin-bottom="0.0035in" loext:contextual-spacing="false" fo:line-height="106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Heading_20_1" style:list-style-name="WWNum1">
      <style:paragraph-properties fo:margin-left="-0.0035in" fo:margin-right="0in" fo:margin-top="0in" fo:margin-bottom="0.111in" loext:contextual-spacing="false" fo:text-indent="0in" style:auto-text-indent="false">
        <style:tab-stops>
          <style:tab-stop style:position="0in"/>
        </style:tab-stops>
      </style:paragraph-properties>
    </style:style>
    <style:style style:name="P11" style:family="paragraph" style:parent-style-name="Heading_20_1" style:list-style-name="WWNum1">
      <style:paragraph-properties fo:margin-left="-0.0035in" fo:margin-right="0in" fo:margin-top="0in" fo:margin-bottom="0.0618in" loext:contextual-spacing="false" fo:line-height="100%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Heading_20_1" style:list-style-name="WWNum1">
      <style:paragraph-properties fo:margin-left="-0.0035in" fo:margin-right="0in" fo:margin-top="0in" fo:margin-bottom="0.0902in" loext:contextual-spacing="false" fo:line-height="100%" fo:text-indent="0in" style:auto-text-indent="false">
        <style:tab-stops>
          <style:tab-stop style:position="0in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italic" style:text-underline-style="none" fo:font-weight="normal" style:font-name-asian="Calibri1" style:font-size-asian="12pt" style:font-style-asian="italic" style:font-weight-asian="normal" style:font-name-complex="Calibri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Quattrocento Sans" fo:font-size="11pt" fo:font-style="normal" style:text-underline-style="none" fo:font-weight="normal" style:font-name-asian="Quattrocento Sans1" style:font-size-asian="11pt" style:font-style-asian="normal" style:font-weight-asian="normal" style:font-name-complex="Quattrocento Sans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23b8dc" style:text-line-through-style="none" style:text-line-through-type="none" style:text-position="0% 100%" style:font-name="Cambria" fo:font-size="13pt" fo:font-style="normal" style:text-underline-style="none" fo:font-weight="bold" style:font-name-asian="Cambria1" style:font-size-asian="13pt" style:font-style-asian="normal" style:font-weight-asian="bold" style:font-name-complex="Cambria1" style:font-size-complex="13pt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80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style:text-underline-style="none"/>
    </style:style>
    <style:style style:name="T1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</text:span></text:p>
      <text:p text:style-name="P7"><text:span text:style-name="T7">Criterion A: Planning </text:span></text:p>
      <text:p text:style-name="P2"/>
      <text:list xml:id="list4019563348" text:style-name="WWNum1">
        <text:list-item>
          <text:p text:style-name="P10">The Scenario<text:span text:style-name="T11"> </text:span></text:p>
        </text:list-item>
      </text:list>
      <text:p text:style-name="P8"><text:span text:style-name="T12">Last year in HL Physics I noticed that when trying to gather data about a swinging pendulum. We had some limitations in terms of what data we were able to collect, and the accuracy of the device used. At the end of last year I started a project to create a device that would solve these problems. This failed because of my time commitment to it. I thought, since I was still passionate about it, I would bring the project back to life and try to create a deliverable product.</text:span></text:p>
      <text:p text:style-name="P8"><text:span text:style-name="T12">I talked to the physics teacher at my school. Through a brief interview</text:span><text:span text:style-name="T2"> (greater det</text:span><text:span text:style-name="T12">ail can be found in the appendix) I found the </text:span><text:span text:style-name="T2">teacher wants to have an improved way of observing the characteristics of a swinging pendulum. Right now, the teacher uses a ‘break the beam’ sensor that determines the amount of time the pendulum takes to complete a cycle. The device used is not always very accurate, and gives a limited amount of information.</text:span></text:p>
      <text:p text:style-name="P4"/>
      <text:list xml:id="list93022405327318" text:continue-numbering="true" text:style-name="WWNum1">
        <text:list-item>
          <text:p text:style-name="P11">The Rationale for Solution<text:span text:style-name="T11"> </text:span></text:p>
        </text:list-item>
      </text:list>
      <text:p text:style-name="P8"><text:span text:style-name="T2">This product will measure the orbital period of a pendulum, log them and perform additional calculations for you based upon the data. //Again, consult with the client to get the </text:span><text:span text:style-name="T3">specific</text:span><text:span text:style-name="T2"> wants and requirements for this device//. //Talk about why I chose to use an Arduino and why I am going to be using C/C++ (C/C++ is the language used by the Arduino: </text:span></text:p>
      <text:p text:style-name="P5"><text:a xlink:type="simple" xlink:href="https://www.arduino.cc/en/Main/FAQ" text:style-name="ListLabel_20_1" text:visited-style-name="ListLabel_20_1"><text:span text:style-name="T8">https://www.arduino.cc/en/Main/FAQ</text:span></text:a><text:a xlink:type="simple" xlink:href="https://www.arduino.cc/en/Main/FAQ" text:style-name="ListLabel_20_2" text:visited-style-name="ListLabel_20_2"><text:span text:style-name="T9">)</text:span></text:a><text:span text:style-name="T2">// </text:span></text:p>
      <text:p text:style-name="P6"/>
      <text:list xml:id="list93021104802304" text:continue-numbering="true" text:style-name="WWNum1">
        <text:list-item>
          <text:p text:style-name="P12">Success Criteria<text:span text:style-name="T11"> </text:span></text:p>
        </text:list-item>
      </text:list>
      <text:p text:style-name="P9"><text:span text:style-name="T5">•</text:span><text:span text:style-name="T6"> </text:span><text:span text:style-name="T4">// Get these from the client and the interview with the client // 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oft-page-break/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0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loext:contextual-spacing="false" fo:line-height="106%" fo:text-align="start" style:justify-single-word="false" fo:keep-together="always" fo:orphans="2" fo:widows="2" fo:text-indent="-0.0071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563c1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00008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.102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256" meta:character-count="1480" meta:non-whitespace-character-count="1200"/>
    <meta:generator>LibreOfficeDev/6.0.5.2$Linux_X86_64 LibreOffice_project/</meta:generator>
  </office:meta>
</office:document-meta>
</file>